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5851E99E0E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1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8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7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721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Arial2" fo:font-size="16pt" style:font-size-asian="18pt" style:font-size-complex="18pt"/>
    </style:style>
    <style:style style:name="P3" style:family="paragraph">
      <style:text-properties fo:color="#000000" style:font-name="Arial2" fo:font-size="16pt" fo:font-style="normal" style:font-size-asian="18pt" style:font-style-asian="normal" style:font-size-complex="18pt" style:font-style-complex="normal"/>
    </style:style>
    <style:style style:name="T1" style:family="text">
      <style:text-properties fo:color="#000000" style:font-name="Arial2" fo:font-size="16pt" fo:font-style="italic" style:font-size-asian="18pt" style:font-style-asian="italic" style:font-size-complex="18pt" style:font-style-complex="italic"/>
    </style:style>
    <style:style style:name="T2" style:family="text">
      <style:text-properties fo:color="#000000" style:font-name="Arial2" fo:font-size="16pt" style:font-size-asian="18pt" style:font-size-complex="18pt"/>
    </style:style>
    <style:style style:name="T3" style:family="text">
      <style:text-properties fo:color="#000000" style:font-name="Arial2" fo:font-size="16pt" fo:font-style="normal" style:font-size-asian="18pt" style:font-style-asian="normal" style:font-size-complex="18pt" style:font-style-complex="normal"/>
    </style:style>
    <style:style style:name="T4" style:family="text">
      <style:text-properties fo:color="#000000" style:text-position="-33% 58%" style:font-name="Arial2" fo:font-size="16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654cm" svg:height="15.392cm" svg:x="1.334cm" svg:y="2.729cm">
          <draw:image xlink:href="Pictures/10000000000003E80000025851E99E0E.tif" xlink:type="simple" xlink:show="embed" xlink:actuate="onLoad">
            <text:p/>
          </draw:image>
        </draw:frame>
        <draw:frame draw:style-name="gr2" draw:text-style-name="P2" draw:layer="layout" svg:width="4.623cm" svg:height="0.886cm" svg:x="4.797cm" svg:y="3.783cm">
          <draw:text-box>
            <text:p><text:span text:style-name="T1">B. fragilis </text:span><text:span text:style-name="T2">group</text:span></text:p>
          </draw:text-box>
        </draw:frame>
        <draw:frame draw:style-name="gr3" draw:text-style-name="P2" draw:layer="layout" svg:width="5.108cm" svg:height="1.521cm" svg:x="12.968cm" svg:y="3.783cm">
          <draw:text-box>
            <text:p><text:span text:style-name="T1">P. melaninogenica</text:span></text:p>
            <text:p><text:span text:style-name="T2"><text:tab/></text:span><text:span text:style-name="T2"><text:tab/></text:span><text:span text:style-name="T2"> <text:s text:c="3"/></text:span><text:span text:style-name="T2">group</text:span></text:p>
          </draw:text-box>
        </draw:frame>
        <draw:frame draw:style-name="gr3" draw:text-style-name="P2" draw:layer="layout" svg:width="4.062cm" svg:height="0.886cm" svg:x="13.765cm" svg:y="11.428cm">
          <draw:text-box>
            <text:p><text:span text:style-name="T1">P. oralis </text:span><text:span text:style-name="T2">group</text:span></text:p>
          </draw:text-box>
        </draw:frame>
        <draw:frame draw:style-name="gr3" draw:text-style-name="P2" draw:layer="layout" svg:width="3.766cm" svg:height="0.886cm" svg:x="5.461cm" svg:y="11.428cm">
          <draw:text-box>
            <text:p><text:span text:style-name="T1">Dialister </text:span><text:span text:style-name="T3">spp.</text:span></text:p>
          </draw:text-box>
        </draw:frame>
        <draw:frame draw:style-name="gr3" draw:text-style-name="P3" draw:layer="layout" svg:width="1.471cm" svg:height="0.886cm" svg:x="24.024cm" svg:y="3.783cm">
          <draw:text-box>
            <text:p><text:span text:style-name="T3">UCI</text:span></text:p>
          </draw:text-box>
        </draw:frame>
        <draw:frame draw:style-name="gr3" draw:text-style-name="P3" draw:layer="layout" svg:width="1.628cm" svg:height="0.886cm" svg:x="23.998cm" svg:y="11.627cm">
          <draw:text-box>
            <text:p><text:span text:style-name="T3">UCII</text:span></text:p>
          </draw:text-box>
        </draw:frame>
        <draw:frame draw:style-name="gr4" draw:text-style-name="P3" draw:layer="layout" svg:width="3.296cm" svg:height="0.886cm" draw:transform="rotate (1.5707963267949) translate (1.135cm 8.16cm)">
          <draw:text-box>
            <text:p><text:span text:style-name="T3">Frequency</text:span></text:p>
          </draw:text-box>
        </draw:frame>
        <draw:frame draw:style-name="gr5" draw:text-style-name="P3" draw:layer="layout" svg:width="3.165cm" svg:height="0.886cm" draw:transform="rotate (1.5707963267949) translate (1.136cm 15.861cm)">
          <draw:text-box>
            <text:p><text:span text:style-name="T3">Frequency</text:span></text:p>
          </draw:text-box>
        </draw:frame>
        <draw:frame draw:style-name="gr6" draw:text-style-name="P3" draw:layer="layout" svg:width="5.312cm" svg:height="1.02cm" svg:x="3.873cm" svg:y="17.486cm">
          <draw:text-box>
            <text:p><text:span text:style-name="T3">Abundance (Log</text:span><text:span text:style-name="T4">10</text:span><text:span text:style-name="T3">)</text:span></text:p>
          </draw:text-box>
        </draw:frame>
        <draw:frame draw:style-name="gr7" draw:text-style-name="P3" draw:layer="layout" svg:width="5.207cm" svg:height="1.02cm" svg:x="12.387cm" svg:y="17.486cm">
          <draw:text-box>
            <text:p><text:span text:style-name="T3">Abundance (Log</text:span><text:span text:style-name="T4">10</text:span><text:span text:style-name="T3">)</text:span></text:p>
          </draw:text-box>
        </draw:frame>
        <draw:frame draw:style-name="gr8" draw:text-style-name="P3" draw:layer="layout" svg:width="5.221cm" svg:height="1.02cm" svg:x="20.982cm" svg:y="17.489cm">
          <draw:text-box>
            <text:p><text:span text:style-name="T3">Abundance (Log</text:span><text:span text:style-name="T4">10</text:span><text:span text:style-name="T3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agomir </meta:initial-creator>
    <meta:creation-date>2013-10-11T15:59:20</meta:creation-date>
    <dc:date>2014-05-27T18:28:41.022887273</dc:date>
    <meta:editing-duration>PT1H17M18S</meta:editing-duration>
    <meta:editing-cycles>96</meta:editing-cycles>
    <meta:generator>LibreOffice/4.2.3.3$Linux_X86_64 LibreOffice_project/420m0$Build-3</meta:generator>
    <meta:document-statistic meta:object-count="12"/>
  </office:meta>
</office:document-meta>
</file>